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089cm" svg:height="19.163cm" svg:x="3.513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6.432cm" svg:height="1.962cm" svg:x="6.501cm" svg:y="1.231cm">
          <text:p text:style-name="P1">Extrac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layer="layout" draw:type="line" svg:x1="9.716cm" svg:y1="3.193cm" svg:x2="9.717cm" svg:y2="4.379cm" draw:start-shape="id1" draw:start-glue-point="6" draw:end-shape="id2" draw:end-glue-point="0" svg:d="m9716 3193 1 1186">
          <text:p/>
        </draw:connector>
        <draw:custom-shape draw:style-name="gr2" draw:text-style-name="P1" draw:id="id3" draw:layer="layout" svg:width="6.57cm" svg:height="2.054cm" svg:x="6.432cm" svg:y="7.343cm">
          <text:p text:style-name="P1">Analysi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draw:id="id4" draw:layer="layout" svg:width="6.295cm" svg:height="1.503cm" svg:x="6.57cm" svg:y="10.72cm">
          <text:p text:style-name="P2">Define Analysis</text:p>
        </draw:rect>
        <draw:connector draw:style-name="gr3" draw:layer="layout" draw:type="lines" draw:line-skew="-1.348cm -1.279cm" svg:x1="6.501cm" svg:y1="2.211cm" svg:x2="6.432cm" svg:y2="8.369cm" draw:start-shape="id1" draw:start-glue-point="5" draw:end-shape="id3" draw:end-glue-point="5" svg:d="m6501 2211h-1848v6158h1779">
          <text:p/>
        </draw:connector>
        <draw:connector draw:style-name="gr3" draw:layer="layout" draw:type="line" svg:x1="9.716cm" svg:y1="9.397cm" svg:x2="9.717cm" svg:y2="10.72cm" draw:start-shape="id3" draw:start-glue-point="6" draw:end-shape="id4" draw:end-glue-point="0" svg:d="m9716 9397 1 1323">
          <text:p/>
        </draw:connector>
        <draw:connector draw:style-name="gr3" draw:layer="layout" draw:type="line" svg:x1="9.717cm" svg:y1="5.927cm" svg:x2="9.716cm" svg:y2="7.343cm" draw:start-shape="id2" draw:end-shape="id3" draw:end-glue-point="4" svg:d="m9717 5927-1 1416">
          <text:p/>
        </draw:connector>
        <draw:custom-shape draw:style-name="gr2" draw:text-style-name="P1" draw:id="id5" draw:layer="layout" svg:width="6.112cm" svg:height="1.779cm" svg:x="6.661cm" svg:y="13.639cm">
          <text:p text:style-name="P1">Synthesi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draw:id="id2" draw:layer="layout" svg:width="6.568cm" svg:height="1.548cm" svg:x="6.433cm" svg:y="4.379cm">
          <text:p text:style-name="P2">Define Extraction</text:p>
        </draw:rect>
        <draw:rect draw:style-name="gr4" draw:text-style-name="P2" draw:id="id6" draw:layer="layout" svg:width="6.295cm" svg:height="1.686cm" svg:x="6.57cm" svg:y="16.65cm">
          <text:p text:style-name="P2">Define Synthesis</text:p>
        </draw:rect>
        <draw:connector draw:style-name="gr3" draw:layer="layout" draw:type="line" svg:x1="9.717cm" svg:y1="12.223cm" svg:x2="9.716cm" svg:y2="13.639cm" draw:start-shape="id4" draw:start-glue-point="2" draw:end-shape="id5" draw:end-glue-point="4" svg:d="m9717 12223-1 1416">
          <text:p/>
        </draw:connector>
        <draw:connector draw:style-name="gr3" draw:layer="layout" draw:type="line" svg:x1="9.716cm" svg:y1="15.416cm" svg:x2="9.717cm" svg:y2="16.65cm" draw:start-shape="id5" draw:start-glue-point="6" draw:end-shape="id6" draw:end-glue-point="0" svg:d="m9716 15416 1 1234">
          <text:p/>
        </draw:connector>
        <draw:connector draw:style-name="gr3" draw:layer="layout" draw:type="lines" draw:line-skew="0.912cm 1.141cm" svg:x1="13.002cm" svg:y1="8.369cm" svg:x2="12.773cm" svg:y2="14.528cm" draw:start-shape="id3" draw:start-glue-point="7" draw:end-shape="id5" svg:d="m13002 8369h1413v6159h-1642">
          <text:p/>
        </draw:connector>
        <draw:frame draw:style-name="gr5" draw:layer="layout" svg:width="1.035cm" svg:height="1.025cm" svg:x="5.292cm" svg:y="2.371cm">
          <draw:text-box>
            <text:p>No</text:p>
          </draw:text-box>
        </draw:frame>
        <draw:frame draw:style-name="gr5" draw:layer="layout" svg:width="1.035cm" svg:height="1.025cm" svg:x="13.094cm" svg:y="8.576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09:41:44</dc:date>
    <dc:language>en-US</dc:language>
    <meta:editing-cycles>9</meta:editing-cycles>
    <meta:editing-duration>PT00H57M29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